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2cm" svg:stroke-color="#d33682" draw:fill="solid" draw:fill-color="#eee8d5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width="0.102cm" svg:stroke-color="#d33682" draw:fill="solid" draw:fill-color="#586e75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6" style:family="graphic" style:parent-style-name="standard">
      <style:graphic-properties draw:stroke="solid" svg:stroke-width="0.152cm" svg:stroke-color="#cb4b16" draw:marker-start-width="0.427cm" draw:marker-end-width="0.427cm" draw:textarea-horizontal-align="justify" draw:textarea-vertical-align="middle" draw:auto-grow-height="false" fo:padding-top="0.201cm" fo:padding-bottom="0.201cm" fo:padding-left="0.326cm" fo:padding-right="0.326cm"/>
    </style:style>
    <style:style style:name="gr7" style:family="graphic" style:parent-style-name="objectwithoutfill">
      <style:graphic-properties draw:stroke="solid" svg:stroke-width="0.152cm" svg:stroke-color="#cb4b16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 fo:min-width="0.638cm"/>
    </style:style>
    <style:style style:name="gr10" style:family="graphic" style:parent-style-name="objectwithoutfill">
      <style:graphic-properties draw:stroke="solid" svg:stroke-width="0.102cm" svg:stroke-color="#2aa198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solid" svg:stroke-width="0.102cm" svg:stroke-color="#268bd2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objectwithoutfill">
      <style:graphic-properties draw:stroke="solid" svg:stroke-width="0.102cm" svg:stroke-color="#cb4b16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marker-end="Arrow" draw:marker-end-width="0.40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5" style:family="graphic" style:parent-style-name="objectwithoutfill">
      <style:graphic-properties draw:stroke="solid" svg:stroke-width="0.102cm" svg:stroke-color="#d33682" draw:marker-start="" draw:marker-start-width="0.352cm" draw:marker-end="Arrow" draw:marker-end-width="0.458cm" draw:fill="none" draw:textarea-vertical-align="middle" fo:padding-top="0.05cm" fo:padding-bottom="0.05cm" fo:padding-left="0.175cm" fo:padding-right="0.175cm"/>
    </style:style>
    <style:style style:name="gr16" style:family="graphic" style:parent-style-name="objectwithoutfill">
      <style:graphic-properties draw:stroke="solid" svg:stroke-width="0.102cm" svg:stroke-color="#6c71c4" draw:marker-start-width="0.125cm" draw:marker-end="Arrow" draw:marker-end-width="0.33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cm"/>
    </style:style>
    <style:style style:name="gr18" style:family="graphic" style:parent-style-name="objectwithoutfill">
      <style:graphic-properties draw:stroke="solid" svg:stroke-width="0.102cm" svg:stroke-color="#d33682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97cm" fo:min-width="1.212cm"/>
    </style:style>
    <style:style style:name="gr2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98cm" fo:min-width="1.509cm"/>
    </style:style>
    <style:style style:name="gr2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97cm" fo:min-width="0.316cm"/>
    </style:style>
    <style:style style:name="gr2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98cm" fo:min-width="3.173cm"/>
    </style:style>
    <style:style style:name="gr2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98cm" fo:min-width="0.315cm"/>
    </style:style>
    <style:style style:name="gr2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98cm" fo:min-width="2.19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paragraph-properties fo:text-align="center"/>
    </style:style>
    <style:style style:name="P4" style:family="paragraph">
      <style:text-properties fo:color="#586e75" fo:font-size="28pt" style:font-size-asian="28pt" style:font-size-complex="28pt"/>
    </style:style>
    <style:style style:name="P5" style:family="paragraph">
      <style:text-properties fo:color="#fdf6e3" fo:font-size="28pt" style:font-size-asian="28pt" style:font-size-complex="28pt"/>
    </style:style>
    <style:style style:name="P6" style:family="paragraph">
      <style:text-properties fo:color="#eee8d5" style:font-name="Source Code Pro Medium1" fo:font-size="24pt" style:font-size-asian="24pt" style:font-size-complex="24pt"/>
    </style:style>
    <style:style style:name="P7" style:family="paragraph">
      <style:text-properties fo:color="#cb4b16"/>
    </style:style>
    <style:style style:name="P8" style:family="paragraph">
      <style:text-properties fo:color="#eee8d5"/>
    </style:style>
    <style:style style:name="P9" style:family="paragraph">
      <style:text-properties fo:color="#859900"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color="#eee8d5" style:font-name="Source Code Pro Medium1" fo:font-size="28pt" style:font-size-asian="28pt" style:font-size-complex="28pt"/>
    </style:style>
    <style:style style:name="P12" style:family="paragraph">
      <style:text-properties fo:color="#268bd2" fo:font-size="28pt" style:font-size-asian="28pt" style:font-size-complex="28pt"/>
    </style:style>
    <style:style style:name="P13" style:family="paragraph">
      <style:text-properties fo:color="#2aa198" fo:font-size="32pt" style:font-size-asian="32pt" style:font-size-complex="32pt"/>
    </style:style>
    <style:style style:name="P14" style:family="paragraph">
      <style:text-properties fo:color="#268bd2" fo:font-size="32pt" style:font-size-asian="32pt" style:font-size-complex="32pt"/>
    </style:style>
    <style:style style:name="P15" style:family="paragraph">
      <style:text-properties fo:font-size="28pt"/>
    </style:style>
    <style:style style:name="P16" style:family="paragraph">
      <style:text-properties fo:font-size="32pt"/>
    </style:style>
    <style:style style:name="P17" style:family="paragraph">
      <style:paragraph-properties fo:text-align="center"/>
      <style:text-properties fo:font-size="32pt"/>
    </style:style>
    <style:style style:name="P18" style:family="paragraph">
      <style:text-properties fo:color="#cb4b16" fo:font-size="32pt" style:font-size-asian="32pt" style:font-size-complex="32pt"/>
    </style:style>
    <style:style style:name="P19" style:family="paragraph">
      <style:text-properties fo:color="#d33682"/>
    </style:style>
    <style:style style:name="P20" style:family="paragraph">
      <style:text-properties fo:color="#6c71c4"/>
    </style:style>
    <style:style style:name="P21" style:family="paragraph">
      <style:text-properties fo:color="#d33682" fo:font-size="32pt"/>
    </style:style>
    <style:style style:name="P22" style:family="paragraph">
      <style:text-properties fo:color="#6c71c4" fo:font-size="32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586e75" fo:font-size="28pt" style:font-size-asian="28pt" style:font-size-complex="28pt"/>
    </style:style>
    <style:style style:name="T4" style:family="text">
      <style:text-properties fo:color="#fdf6e3" fo:font-size="28pt" style:font-size-asian="28pt" style:font-size-complex="2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eee8d5" style:font-name="Source Code Pro Medium1" fo:font-size="24pt" style:font-size-asian="24pt" style:font-size-complex="24pt"/>
    </style:style>
    <style:style style:name="T7" style:family="text">
      <style:text-properties fo:color="#cb4b1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eee8d5"/>
    </style:style>
    <style:style style:name="T10" style:family="text">
      <style:text-properties fo:color="#859900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93a1a1" style:font-name="Source Code Pro Medium1" fo:font-size="28pt" style:font-size-asian="28pt" style:font-size-complex="28pt"/>
    </style:style>
    <style:style style:name="T12" style:family="text">
      <style:text-properties fo:color="#859900" style:font-name="Source Code Pro Medium1" fo:font-size="28pt" style:font-size-asian="28pt" style:font-size-complex="28pt"/>
    </style:style>
    <style:style style:name="T13" style:family="text">
      <style:text-properties fo:color="#eee8d5" style:font-name="Source Code Pro Medium1" fo:font-size="28pt" style:font-size-asian="28pt" style:font-size-complex="28pt"/>
    </style:style>
    <style:style style:name="T14" style:family="text">
      <style:text-properties fo:color="#2aa198" fo:font-size="32pt" style:font-size-asian="32pt" style:font-size-complex="32pt"/>
    </style:style>
    <style:style style:name="T15" style:family="text">
      <style:text-properties fo:color="#268bd2" fo:font-size="32pt" style:font-size-asian="32pt" style:font-size-complex="32pt"/>
    </style:style>
    <style:style style:name="T16" style:family="text">
      <style:text-properties fo:color="#268bd2" fo:font-size="32pt" fo:font-style="italic" style:font-size-asian="32pt" style:font-style-asian="italic" style:font-size-complex="32pt" style:font-style-complex="italic"/>
    </style:style>
    <style:style style:name="T17" style:family="text">
      <style:text-properties fo:color="#268bd2" fo:font-size="32pt" fo:font-style="normal" style:font-size-asian="32pt" style:font-style-asian="normal" style:font-size-complex="32pt" style:font-style-complex="normal"/>
    </style:style>
    <style:style style:name="T18" style:family="text">
      <style:text-properties fo:color="#268bd2" style:font-name="Source Code Pro Medium1" fo:font-size="28pt" style:font-size-asian="28pt" style:font-size-complex="28pt"/>
    </style:style>
    <style:style style:name="T19" style:family="text">
      <style:text-properties fo:color="#2aa198" style:font-name="Source Code Pro Medium1" fo:font-size="28pt" style:font-size-asian="28pt" style:font-size-complex="28pt"/>
    </style:style>
    <style:style style:name="T20" style:family="text">
      <style:text-properties fo:color="#cb4b16" fo:font-size="32pt" style:font-size-asian="32pt" style:font-size-complex="32pt"/>
    </style:style>
    <style:style style:name="T21" style:family="text">
      <style:text-properties fo:color="#d33682"/>
    </style:style>
    <style:style style:name="T22" style:family="text">
      <style:text-properties fo:color="#6c71c4"/>
    </style:style>
    <style:style style:name="T23" style:family="text">
      <style:text-properties fo:color="#d33682" fo:font-size="32pt"/>
    </style:style>
    <style:style style:name="T24" style:family="text">
      <style:text-properties fo:color="#6c71c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lways default to false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1-2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Be opinionated!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There is a right way</text:p>
              </text:list-item>
              <text:list-item>
                <text:p>Consistency aids memory</text:p>
              </text:list-item>
            </text:list>
          </draw:text-box>
        </draw:frame>
        <draw:g xml:id="id1" draw:id="id1">
          <draw:path draw:style-name="gr2" draw:text-style-name="P3" draw:layer="layout" svg:width="7.619cm" svg:height="10.159cm" svg:x="8.935cm" svg:y="9.144cm" svg:viewBox="0 0 7620 10160" svg:d="m2540 7620c0 1440 1100 2540 2540 2540-2880 0-5080-2200-5080-5080s2200-5080 5080-5080c1440 0 2540 1100 2540 2540s-1100 2540-2540 2540-2540 1100-2540 2540z">
            <text:p/>
          </draw:path>
          <draw:path draw:style-name="gr3" draw:text-style-name="P3" draw:layer="layout" svg:width="7.619cm" svg:height="10.159cm" svg:x="11.435cm" svg:y="9.144cm" svg:viewBox="0 0 7620 10160" svg:d="m5080 2540c0-1440-1100-2540-2540-2540 2880 0 5080 2200 5080 5080s-2200 5080-5080 5080c-1440 0-2540-1100-2540-2540s1100-2540 2540-2540 2540-1100 2540-2540z">
            <text:p/>
          </draw:path>
          <draw:frame draw:style-name="gr4" draw:text-style-name="P4" draw:layer="layout" svg:width="2.208cm" svg:height="1.352cm" svg:x="11.729cm" svg:y="10.332cm">
            <draw:text-box>
              <text:p><text:span text:style-name="T3">true</text:span></text:p>
            </draw:text-box>
          </draw:frame>
          <draw:frame draw:style-name="gr4" draw:text-style-name="P5" draw:layer="layout" svg:width="2.593cm" svg:height="1.352cm" svg:x="12.692cm" svg:y="15.24cm">
            <draw:text-box>
              <text:p><text:span text:style-name="T4">false</text:span></text:p>
            </draw:text-box>
          </draw:frame>
          <draw:frame draw:style-name="gr4" draw:text-style-name="P4" draw:layer="layout" svg:width="1.052cm" svg:height="1.352cm" svg:x="14.191cm" svg:y="10.332cm">
            <draw:text-box>
              <text:p><text:span text:style-name="T3">1</text:span></text:p>
            </draw:text-box>
          </draw:frame>
          <draw:frame draw:style-name="gr4" draw:text-style-name="P4" draw:layer="layout" svg:width="4.74cm" svg:height="1.352cm" svg:x="10.967cm" svg:y="11.684cm">
            <draw:text-box>
              <text:p><text:span text:style-name="T3">exception</text:span></text:p>
            </draw:text-box>
          </draw:frame>
          <draw:frame draw:style-name="gr4" draw:text-style-name="P5" draw:layer="layout" svg:width="1.052cm" svg:height="1.352cm" svg:x="15.539cm" svg:y="15.158cm">
            <draw:text-box>
              <text:p><text:span text:style-name="T4">0</text:span></text:p>
            </draw:text-box>
          </draw:frame>
          <draw:frame draw:style-name="gr4" draw:text-style-name="P5" draw:layer="layout" svg:width="3.474cm" svg:height="1.352cm" svg:x="12.999cm" svg:y="16.936cm">
            <draw:text-box>
              <text:p><text:span text:style-name="T4">defaul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  <anim:animate smil:dur="2s" smil:fill="hold" smil:targetElement="id1" smil:attributeName="rotate" smil:values="720;0" smil:keyTimes="0;1"/>
                  <anim:animate smil:dur="2s" smil:fill="hold" smil:targetElement="id1" smil:attributeName="height" smil:values="0;height" smil:keyTimes="0;1"/>
                  <anim:animate smil:dur="2s" smil:fill="hold" smil:targetElement="id1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 text:style-name="P3"><text:span text:style-name="T5">The default is already false or null in many contexts</text:span></text:p>
          </draw:text-box>
        </draw:frame>
        <draw:frame draw:style-name="gr5" draw:text-style-name="P6" draw:layer="layout" svg:width="22.373cm" svg:height="12.192cm" svg:x="2.809cm" svg:y="5.058cm">
          <draw:text-box>
            <text:p><text:span text:style-name="T6">Ruby: @var, if x, methods, [], etc. -&gt; nil</text:span></text:p>
            <text:p><text:span text:style-name="T6">SQL: NULL </text:span></text:p>
            <text:p><text:span text:style-name="T6">Javascript: undefined</text:span></text:p>
            <text:p><text:span text:style-name="T6">C#/Java: bool/boolean defaults false</text:span></text:p>
          </draw:text-box>
        </draw:frame>
        <draw:frame presentation:style-name="pr7" draw:text-style-name="P7" draw:layer="layout" svg:width="25.191cm" svg:height="3.507cm" svg:x="1.401cm" svg:y="11.439cm" presentation:class="title" presentation:user-transformed="true">
          <draw:text-box>
            <text:p><text:span text:style-name="T7">Originates in digital circuits?</text:span><text:span text:style-name="T7"><text:line-break/></text:span><text:span text:style-name="T7">- default is OFF</text:span></text:p>
          </draw:text-box>
        </draw:frame>
        <draw:g>
          <draw:custom-shape draw:style-name="gr6" draw:text-style-name="P3" draw:layer="layout" svg:width="3.048cm" svg:height="3.556cm" svg:x="12.725cm" svg:y="15.986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" draw:layer="layout" svg:x1="12.725cm" svg:y1="16.848cm" svg:x2="8.915cm" svg:y2="16.848cm">
            <text:p/>
          </draw:line>
          <draw:line draw:style-name="gr7" draw:layer="layout" svg:x1="8.915cm" svg:y1="18.65cm" svg:x2="12.725cm" svg:y2="18.65cm">
            <text:p/>
          </draw:line>
          <draw:line draw:style-name="gr7" draw:layer="layout" svg:x1="15.773cm" svg:y1="17.71cm" svg:x2="19.075cm" svg:y2="17.71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tions should be <text:span text:style-name="T8">opt in</text:span></text:p>
          </draw:text-box>
        </draw:frame>
        <draw:g>
          <draw:frame draw:style-name="gr8" draw:text-style-name="P8" draw:layer="layout" svg:width="21.152cm" svg:height="1.517cm" svg:x="3.232cm" svg:y="9.652cm">
            <draw:text-box>
              <text:p><text:span text:style-name="T9">☐ </text:span><text:span text:style-name="T9">YES, please add me to your mailing list</text:span></text:p>
            </draw:text-box>
          </draw:frame>
          <draw:frame draw:style-name="gr9" draw:text-style-name="P9" draw:layer="layout" svg:width="1.298cm" svg:height="1.826cm" svg:x="3.204cm" svg:y="9.343cm">
            <draw:text-box>
              <text:p><text:span text:style-name="T10">✓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Fields, variables, conditionals</text:p>
          </draw:text-box>
        </draw:frame>
        <draw:frame draw:style-name="gr5" draw:text-style-name="P11" draw:layer="layout" svg:width="19.558cm" svg:height="12.192cm" svg:x="4.216cm" svg:y="5.058cm">
          <draw:text-box>
            <text:p><text:span text:style-name="T11"># DO THIS:</text:span></text:p>
            <text:p><text:span text:style-name="T12">if </text:span><text:span text:style-name="T13">on_mailing_list</text:span></text:p>
            <text:p><text:span text:style-name="T13"><text:tab/></text:span><text:span text:style-name="T13">send_email</text:span></text:p>
            <text:p><text:span text:style-name="T12">end</text:span></text:p>
            <text:p><text:span text:style-name="T13"/></text:p>
            <text:p><text:span text:style-name="T11"># NOT THIS:</text:span></text:p>
            <text:p><text:span text:style-name="T12">if</text:span><text:span text:style-name="T13"> !on_mailing_list</text:span></text:p>
            <text:p><text:span text:style-name="T13"><text:tab/></text:span><text:span text:style-name="T13">withhold_email</text:span></text:p>
            <text:p><text:span text:style-name="T12">end</text:span></text:p>
          </draw:text-box>
        </draw:frame>
        <draw:path draw:style-name="gr10" draw:text-style-name="P12" xml:id="id4" draw:id="id4" draw:layer="layout" svg:width="2.956cm" svg:height="0.855cm" svg:x="14.474cm" svg:y="14.475cm" svg:viewBox="0 0 2957 856" svg:d="m2957 856c-229-252-567-329-881-389-290-55-570-142-856-208-270-62-527-183-805-207l-285-52h-130">
          <text:p/>
        </draw:path>
        <draw:frame draw:style-name="gr4" draw:text-style-name="P13" xml:id="id5" draw:id="id5" draw:layer="layout" svg:width="10.954cm" svg:height="2.783cm" draw:transform="rotate (0.240331837999619) translate (13.082cm 16.093cm)">
          <draw:text-box>
            <text:p><text:span text:style-name="T14">How would you even</text:span></text:p>
            <text:p><text:span text:style-name="T14">write that method?</text:span></text:p>
          </draw:text-box>
        </draw:frame>
        <draw:path draw:style-name="gr11" draw:text-style-name="P14" xml:id="id2" draw:id="id2" draw:layer="layout" svg:width="5.55cm" svg:height="0.752cm" svg:x="12.321cm" svg:y="7.912cm" svg:viewBox="0 0 5551 753" svg:d="m5551 0c-259 156-533 290-778 467-237 172-524 229-804 259-295 31-588 22-882 26-268 3-538-4-804 0-305 4-605-54-908-78-288-23-540-161-830-129l-259-26-260-26h-26">
          <text:p/>
        </draw:path>
        <draw:frame draw:style-name="gr12" draw:text-style-name="P14" xml:id="id3" draw:id="id3" draw:layer="layout" svg:width="9.8cm" svg:height="2.885cm" draw:transform="rotate (-0.194604211597367) translate (16.627cm 5.08cm)">
          <draw:text-box>
            <text:p><text:span text:style-name="T15">Body </text:span><text:span text:style-name="T16">does not</text:span><text:span text:style-name="T17"> run</text:span></text:p>
            <text:p text:style-name="P3"><text:span text:style-name="T17">by defa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e careful with true<text:span text:style-name="T5"> default</text:span></text:p>
          </draw:text-box>
        </draw:frame>
        <draw:frame draw:style-name="gr5" draw:text-style-name="P11" draw:layer="layout" svg:width="19.558cm" svg:height="12.192cm" svg:x="4.216cm" svg:y="7.058cm">
          <draw:text-box>
            <text:p text:style-name="P15"><text:span text:style-name="T13">&lt;% </text:span><text:span text:style-name="T12">if</text:span><text:span text:style-name="T13"> !out_of_stock %&gt;</text:span></text:p>
            <text:p text:style-name="P15"><text:span text:style-name="T13"><text:tab/></text:span><text:span text:style-name="T13">&lt;</text:span><text:span text:style-name="T18">div id</text:span><text:span text:style-name="T13">=</text:span><text:span text:style-name="T19">"order_form"</text:span><text:span text:style-name="T13">&gt;</text:span></text:p>
            <text:p text:style-name="P15"><text:span text:style-name="T13"><text:tab/></text:span><text:span text:style-name="T13"><text:tab/></text:span><text:span text:style-name="T13">...</text:span></text:p>
            <text:p text:style-name="P15"><text:span text:style-name="T13"><text:tab/></text:span><text:span text:style-name="T13">&lt;/</text:span><text:span text:style-name="T18">div</text:span><text:span text:style-name="T13">&gt;</text:span></text:p>
            <text:p text:style-name="P15"><text:span text:style-name="T13">&lt;% end %&gt;</text:span></text:p>
          </draw:text-box>
        </draw:frame>
        <draw:path draw:style-name="gr13" draw:text-style-name="P13" xml:id="id6" draw:id="id6" draw:layer="layout" svg:width="1.774cm" svg:height="4.071cm" svg:x="12.97cm" svg:y="10.143cm" svg:viewBox="0 0 1775 4072" svg:d="m1764 4072c49-310-83-596-78-908 5-282-45-571-156-830-143-332-433-578-726-778-263-179-679-275-726-648-34-267-75-534-52-804l-26-104">
          <text:p/>
        </draw:path>
        <draw:frame draw:style-name="gr14" draw:text-style-name="P18" xml:id="id7" draw:id="id7" draw:layer="layout" svg:width="13.761cm" svg:height="2.885cm" svg:x="7.62cm" svg:y="14.387cm">
          <draw:text-box>
            <text:p text:style-name="P16"><text:span text:style-name="T20">Must remember to not put</text:span></text:p>
            <text:p text:style-name="P17"><text:span text:style-name="T20">anything essential in her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Emphasize connections</text:p>
          </draw:text-box>
        </draw:frame>
        <draw:frame draw:style-name="gr5" draw:text-style-name="P11" draw:layer="layout" svg:width="19.558cm" svg:height="12.192cm" svg:x="4.216cm" svg:y="5.058cm">
          <draw:text-box>
            <text:p><text:span text:style-name="T12">def </text:span><text:span text:style-name="T18">f</text:span></text:p>
            <text:p><text:span text:style-name="T12"><text:tab/></text:span><text:span text:style-name="T12">if</text:span><text:span text:style-name="T13"> x</text:span></text:p>
            <text:p><text:span text:style-name="T13"><text:tab/></text:span><text:span text:style-name="T13"><text:tab/></text:span><text:span text:style-name="T13">exceptional_stuff</text:span></text:p>
            <text:p><text:span text:style-name="T13"><text:tab/></text:span><text:span text:style-name="T12">else</text:span></text:p>
            <text:p><text:span text:style-name="T13"><text:tab/></text:span><text:span text:style-name="T13"><text:tab/></text:span><text:span text:style-name="T13">default_stuff</text:span></text:p>
            <text:p><text:span text:style-name="T13"><text:tab/></text:span><text:span text:style-name="T12">end</text:span></text:p>
            <text:p><text:span text:style-name="T13"><text:tab/></text:span><text:span text:style-name="T13">more_stuff</text:span></text:p>
            <text:p><text:span text:style-name="T12">end</text:span></text:p>
          </draw:text-box>
        </draw:frame>
        <draw:path draw:style-name="gr15" xml:id="id11" draw:id="id11" draw:layer="layout" svg:width="2.629cm" svg:height="2.93cm" svg:x="12.864cm" svg:y="10.922cm" svg:viewBox="0 0 2630 2931" svg:d="m2491 0c2 280 294 534 26 830-223 245-476 440-753 596-248 140-539 165-804 260-285 102-651 166-778 493l-104 259-26 259-52 234">
          <text:p/>
        </draw:path>
        <draw:frame draw:style-name="gr8" draw:text-style-name="P19" xml:id="id12" draw:id="id12" draw:layer="layout" svg:width="8.744cm" svg:height="1.517cm" svg:x="14.986cm" svg:y="12.199cm">
          <draw:text-box>
            <text:p><text:span text:style-name="T21">The normal path</text:span></text:p>
          </draw:text-box>
        </draw:frame>
        <draw:line draw:style-name="gr16" xml:id="id8" draw:id="id8" draw:layer="layout" svg:x1="13.716cm" svg:y1="6.096cm" svg:x2="8.89cm" svg:y2="6.858cm">
          <text:p/>
        </draw:line>
        <draw:frame draw:style-name="gr8" draw:text-style-name="P20" xml:id="id9" draw:id="id9" draw:layer="layout" svg:width="8.812cm" svg:height="2.783cm" svg:x="13.794cm" svg:y="4.826cm">
          <draw:text-box>
            <text:p><text:span text:style-name="T22">Condition and</text:span></text:p>
            <text:p><text:span text:style-name="T22">code to handle it</text:span></text:p>
          </draw:text-box>
        </draw:frame>
        <draw:line draw:style-name="gr16" xml:id="id10" draw:id="id10" draw:layer="layout" svg:x1="13.716cm" svg:y1="7.112cm" svg:x2="11.938cm" svg:y2="7.8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8">true </text:span><text:span text:style-name="T5">default complicates connections</text:span></text:p>
          </draw:text-box>
        </draw:frame>
        <draw:frame draw:style-name="gr5" draw:text-style-name="P11" draw:layer="layout" svg:width="19.558cm" svg:height="12.192cm" svg:x="4.216cm" svg:y="5.058cm">
          <draw:text-box>
            <text:p><text:span text:style-name="T12">def </text:span><text:span text:style-name="T18">f</text:span></text:p>
            <text:p><text:span text:style-name="T12"><text:tab/></text:span><text:span text:style-name="T12">if</text:span><text:span text:style-name="T13"> !x</text:span></text:p>
            <text:p><text:span text:style-name="T13"><text:tab/></text:span><text:span text:style-name="T13"><text:tab/></text:span><text:span text:style-name="T13">default_stuff</text:span></text:p>
            <text:p><text:span text:style-name="T13"><text:tab/></text:span><text:span text:style-name="T12">else</text:span></text:p>
            <text:p><text:span text:style-name="T13"><text:tab/></text:span><text:span text:style-name="T13"><text:tab/></text:span><text:span text:style-name="T13">exceptional_stuff</text:span></text:p>
            <text:p><text:span text:style-name="T13"><text:tab/></text:span><text:span text:style-name="T12">end</text:span></text:p>
            <text:p><text:span text:style-name="T13"><text:tab/></text:span><text:span text:style-name="T13">more_stuff</text:span></text:p>
            <text:p><text:span text:style-name="T12">end</text:span></text:p>
          </draw:text-box>
        </draw:frame>
        <draw:frame draw:style-name="gr17" draw:text-style-name="P21" draw:layer="layout" svg:width="8.744cm" svg:height="1.517cm" svg:x="1.67cm" svg:y="15.24cm">
          <draw:text-box>
            <text:p><text:span text:style-name="T23">The normal path</text:span></text:p>
          </draw:text-box>
        </draw:frame>
        <draw:line draw:style-name="gr16" draw:layer="layout" svg:x1="14.732cm" svg:y1="5.842cm" svg:x2="8.89cm" svg:y2="6.858cm">
          <text:p/>
        </draw:line>
        <draw:frame draw:style-name="gr8" draw:text-style-name="P22" draw:layer="layout" svg:width="8.812cm" svg:height="2.783cm" svg:x="15.24cm" svg:y="4.583cm">
          <draw:text-box>
            <text:p><text:span text:style-name="T24">Condition and</text:span></text:p>
            <text:p><text:span text:style-name="T24">code to handle it</text:span></text:p>
          </draw:text-box>
        </draw:frame>
        <draw:line draw:style-name="gr16" draw:layer="layout" svg:x1="17.018cm" svg:y1="7.841cm" svg:x2="15.494cm" svg:y2="9.917cm">
          <text:p/>
        </draw:line>
        <draw:path draw:style-name="gr18" draw:text-style-name="P13" draw:layer="layout" svg:width="2.791cm" svg:height="4.98cm" svg:x="3.485cm" svg:y="8.249cm" svg:viewBox="0 0 2792 4981" svg:d="m2792 0c-248 188-556 87-830 208-253 111-538 75-778 285-253 220-570 358-804 597-208 211-329 494-363 778-32 266-20 536 52 804 79 301 314 505 441 778 146 317 421 556 596 856 159 273 330 584 649 675h52">
          <text:p/>
        </draw:path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The “guard clause” pattern</text:p>
          </draw:text-box>
        </draw:frame>
        <draw:frame draw:style-name="gr5" draw:text-style-name="P11" draw:layer="layout" svg:width="19.558cm" svg:height="12.192cm" svg:x="4.216cm" svg:y="5.058cm">
          <draw:text-box>
            <text:p><text:span text:style-name="T12">def </text:span><text:span text:style-name="T18">f</text:span></text:p>
            <text:p><text:span text:style-name="T13"><text:tab/></text:span><text:span text:style-name="T12">return</text:span><text:span text:style-name="T13"> y </text:span><text:span text:style-name="T12">if</text:span><text:span text:style-name="T13"> x</text:span></text:p>
            <text:p><text:span text:style-name="T13"><text:tab/></text:span><text:span text:style-name="T13">normal_stuff</text:span></text:p>
            <text:p><text:span text:style-name="T13"><text:tab/></text:span><text:span text:style-name="T13">...</text:span></text:p>
            <text:p><text:span text:style-name="T12">end</text:span></text:p>
          </draw:text-box>
        </draw:frame>
        <draw:path draw:style-name="gr15" draw:layer="layout" svg:width="2.629cm" svg:height="2.93cm" svg:x="11.176cm" svg:y="8.382cm" svg:viewBox="0 0 2630 2931" svg:d="m2491 0c2 280 294 534 26 830-223 245-476 440-753 596-248 140-539 165-804 260-285 102-651 166-778 493l-104 259-26 259-52 234">
          <text:p/>
        </draw:path>
        <draw:frame draw:style-name="gr8" draw:text-style-name="P21" draw:layer="layout" svg:width="8.744cm" svg:height="1.517cm" svg:x="14.116cm" svg:y="9.151cm">
          <draw:text-box>
            <text:p><text:span text:style-name="T23">The normal path</text:span></text:p>
          </draw:text-box>
        </draw:frame>
        <draw:line draw:style-name="gr16" draw:layer="layout" svg:x1="15.24cm" svg:y1="5.334cm" svg:x2="10.668cm" svg:y2="6.35cm">
          <text:p/>
        </draw:line>
        <draw:frame draw:style-name="gr8" draw:text-style-name="P22" draw:layer="layout" svg:width="8.812cm" svg:height="2.783cm" svg:x="15.572cm" svg:y="4.075cm">
          <draw:text-box>
            <text:p><text:span text:style-name="T24">Condition and</text:span></text:p>
            <text:p><text:span text:style-name="T24">code to handle it</text:span></text:p>
          </draw:text-box>
        </draw:frame>
        <draw:line draw:style-name="gr16" draw:layer="layout" svg:x1="15.24cm" svg:y1="5.842cm" svg:x2="13.462cm" svg:y2="6.604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ummary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Default <text:span text:style-name="T8">false</text:span><text:span text:style-name="T5"> for all fields</text:span></text:p>
              </text:list-item>
              <text:list-item>
                <text:p><text:span text:style-name="T5">Test for unusual conditions (when possible)</text:span></text:p>
              </text:list-item>
              <text:list-item>
                <text:p><text:span text:style-name="T5">Beware of conditionals with </text:span><text:span text:style-name="T8">true </text:span><text:span text:style-name="T5">default</text:span></text:p>
              </text:list-item>
            </text:list>
          </draw:text-box>
        </draw:frame>
        <draw:g xml:id="id13" draw:id="id13">
          <draw:path draw:style-name="gr2" draw:text-style-name="P3" draw:layer="layout" svg:width="5.905cm" svg:height="7.873cm" svg:x="10.074cm" svg:y="11.43cm" svg:viewBox="0 0 5906 7874" svg:d="m1969 5906c0 1116 852 1968 1968 1968-2232 0-3937-1705-3937-3937s1705-3937 3937-3937c1116 0 1969 853 1969 1969s-853 1968-1969 1968-1968 853-1968 1969z">
            <text:p/>
          </draw:path>
          <draw:path draw:style-name="gr3" draw:text-style-name="P3" draw:layer="layout" svg:width="5.905cm" svg:height="7.873cm" svg:x="12.012cm" svg:y="11.43cm" svg:viewBox="0 0 5906 7874" svg:d="m3937 1969c0-1116-852-1969-1968-1969 2232 0 3937 1705 3937 3937s-1705 3937-3937 3937c-1116 0-1969-852-1969-1968s853-1969 1969-1969 1968-852 1968-1968z">
            <text:p/>
          </draw:path>
          <draw:frame draw:style-name="gr19" draw:text-style-name="P4" draw:layer="layout" svg:width="2.208cm" svg:height="1.352cm" svg:x="11.839cm" svg:y="12.151cm">
            <draw:text-box>
              <text:p><text:span text:style-name="T3">true</text:span></text:p>
            </draw:text-box>
          </draw:frame>
          <draw:frame draw:style-name="gr20" draw:text-style-name="P5" draw:layer="layout" svg:width="2.593cm" svg:height="1.352cm" svg:x="12.886cm" svg:y="15.954cm">
            <draw:text-box>
              <text:p><text:span text:style-name="T4">false</text:span></text:p>
            </draw:text-box>
          </draw:frame>
          <draw:frame draw:style-name="gr21" draw:text-style-name="P4" draw:layer="layout" svg:width="1.052cm" svg:height="1.352cm" svg:x="14.147cm" svg:y="12.351cm">
            <draw:text-box>
              <text:p><text:span text:style-name="T3">1</text:span></text:p>
            </draw:text-box>
          </draw:frame>
          <draw:frame draw:style-name="gr22" draw:text-style-name="P4" draw:layer="layout" svg:width="4.74cm" svg:height="1.352cm" svg:x="10.649cm" svg:y="13.598cm">
            <draw:text-box>
              <text:p text:style-name="P3"><text:span text:style-name="T3">exception</text:span></text:p>
            </draw:text-box>
          </draw:frame>
          <draw:frame draw:style-name="gr23" draw:text-style-name="P5" draw:layer="layout" svg:width="1.052cm" svg:height="1.352cm" svg:x="15.492cm" svg:y="15.791cm">
            <draw:text-box>
              <text:p><text:span text:style-name="T4">0</text:span></text:p>
            </draw:text-box>
          </draw:frame>
          <draw:frame draw:style-name="gr24" draw:text-style-name="P5" draw:layer="layout" svg:width="3.474cm" svg:height="1.352cm" svg:x="12.924cm" svg:y="17.169cm">
            <draw:text-box>
              <text:p><text:span text:style-name="T4">defaul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8DT11H31M24S</meta:editing-duration>
    <meta:editing-cycles>284</meta:editing-cycles>
    <dc:date>2014-01-29T00:06:23.068000000</dc:date>
    <meta:generator>LibreOffice/4.1.4.2$Windows_x86 LibreOffice_project/0a0440ccc0227ad9829de5f46be37cfb6edcf72</meta:generator>
    <meta:document-statistic meta:object-count="108"/>
  </office:meta>
</office:document-meta>
</file>